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81"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82" style:family="paragraph" style:parent-style-name="Footnote">
      <style:text-properties fo:language="en" fo:country="US" officeooo:rsid="001574ba" officeooo:paragraph-rsid="001574ba"/>
    </style:style>
    <style:style style:name="P83" style:family="paragraph" style:parent-style-name="Footnote">
      <style:text-properties fo:language="en" fo:country="US" officeooo:rsid="001adb1c" officeooo:paragraph-rsid="001adb1c"/>
    </style:style>
    <style:style style:name="P84" style:family="paragraph" style:parent-style-name="Footnote">
      <style:text-properties fo:language="en" fo:country="US" officeooo:rsid="001bf75b" officeooo:paragraph-rsid="001bf75b"/>
    </style:style>
    <style:style style:name="P85" style:family="paragraph" style:parent-style-name="Footnote">
      <style:text-properties fo:language="en" fo:country="US" officeooo:rsid="001add3c" officeooo:paragraph-rsid="001add3c"/>
    </style:style>
    <style:style style:name="P86" style:family="paragraph" style:parent-style-name="Footnote">
      <style:text-properties fo:language="en" fo:country="US" officeooo:rsid="00103581" officeooo:paragraph-rsid="00103581"/>
    </style:style>
    <style:style style:name="P87" style:family="paragraph" style:parent-style-name="Footnote">
      <style:text-properties officeooo:rsid="001e5286" officeooo:paragraph-rsid="001e5286"/>
    </style:style>
    <style:style style:name="P88" style:family="paragraph" style:parent-style-name="Footnote">
      <style:text-properties officeooo:rsid="0023fa52" officeooo:paragraph-rsid="0023fa52"/>
    </style:style>
    <style:style style:name="P89" style:family="paragraph" style:parent-style-name="Footnote">
      <style:text-properties officeooo:rsid="00253341" officeooo:paragraph-rsid="00253341"/>
    </style:style>
    <style:style style:name="P90" style:family="paragraph" style:parent-style-name="Footnote">
      <style:text-properties fo:language="de" fo:country="DE" officeooo:rsid="0034efe6" officeooo:paragraph-rsid="0028d76c"/>
    </style:style>
    <style:style style:name="P91" style:family="paragraph" style:parent-style-name="Footnote">
      <style:text-properties officeooo:rsid="0028d76c" officeooo:paragraph-rsid="0028d76c"/>
    </style:style>
    <style:style style:name="P92" style:family="paragraph" style:parent-style-name="Footnote">
      <style:text-properties officeooo:rsid="0029d97d" officeooo:paragraph-rsid="0029d97d"/>
    </style:style>
    <style:style style:name="P93" style:family="paragraph" style:parent-style-name="Footnote">
      <style:text-properties officeooo:rsid="002dae2f" officeooo:paragraph-rsid="002dae2f"/>
    </style:style>
    <style:style style:name="P94" style:family="paragraph" style:parent-style-name="Footnote">
      <style:text-properties officeooo:rsid="00320c6a" officeooo:paragraph-rsid="00320c6a"/>
    </style:style>
    <style:style style:name="P95" style:family="paragraph" style:parent-style-name="Footnote">
      <style:text-properties officeooo:rsid="003a8470" officeooo:paragraph-rsid="003a8470"/>
    </style:style>
    <style:style style:name="P96" style:family="paragraph" style:parent-style-name="Footnote">
      <style:text-properties officeooo:rsid="003df9ff" officeooo:paragraph-rsid="003df9ff"/>
    </style:style>
    <style:style style:name="P97" style:family="paragraph" style:parent-style-name="Footnote">
      <style:text-properties officeooo:paragraph-rsid="0040e5da"/>
    </style:style>
    <style:style style:name="P98" style:family="paragraph" style:parent-style-name="Footnote">
      <style:text-properties officeooo:rsid="0045650d" officeooo:paragraph-rsid="0045650d"/>
    </style:style>
    <style:style style:name="P99" style:family="paragraph" style:parent-style-name="Footnote">
      <style:text-properties officeooo:rsid="0051473d" officeooo:paragraph-rsid="0051473d"/>
    </style:style>
    <style:style style:name="P100" style:family="paragraph" style:parent-style-name="Footnote">
      <style:text-properties officeooo:rsid="0053109a" officeooo:paragraph-rsid="0053109a"/>
    </style:style>
    <style:style style:name="P101" style:family="paragraph" style:parent-style-name="Footnote">
      <style:text-properties officeooo:rsid="00540278" officeooo:paragraph-rsid="00540278"/>
    </style:style>
    <style:style style:name="P102" style:family="paragraph" style:parent-style-name="Footnote">
      <style:text-properties officeooo:rsid="00616d3e" officeooo:paragraph-rsid="00616d3e"/>
    </style:style>
    <style:style style:name="P103" style:family="paragraph" style:parent-style-name="Footnote">
      <style:text-properties officeooo:rsid="00634618" officeooo:paragraph-rsid="00634618"/>
    </style:style>
    <style:style style:name="P104" style:family="paragraph" style:parent-style-name="Footnote">
      <style:text-properties officeooo:rsid="007143a6" officeooo:paragraph-rsid="007143a6"/>
    </style:style>
    <style:style style:name="P105" style:family="paragraph" style:parent-style-name="Footnote">
      <style:text-properties officeooo:rsid="00765a51" officeooo:paragraph-rsid="00765a51"/>
    </style:style>
    <style:style style:name="P106" style:family="paragraph" style:parent-style-name="Footnote">
      <style:text-properties officeooo:rsid="00797560" officeooo:paragraph-rsid="00797560"/>
    </style:style>
    <style:style style:name="P107"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121" style:family="paragraph" style:parent-style-name="Footnote">
      <style:text-properties officeooo:rsid="007c50e6" officeooo:paragraph-rsid="007c50e6"/>
    </style:style>
    <style:style style:name="P122" style:family="paragraph" style:parent-style-name="Footnote">
      <style:text-properties officeooo:rsid="007dfdd9" officeooo:paragraph-rsid="007dfdd9"/>
    </style:style>
    <style:style style:name="P123" style:family="paragraph" style:parent-style-name="Heading_20_1">
      <style:text-properties fo:language="en" fo:country="US" officeooo:rsid="00102e6e" officeooo:paragraph-rsid="00102e6e"/>
    </style:style>
    <style:style style:name="P124" style:family="paragraph" style:parent-style-name="Heading_20_1">
      <style:text-properties officeooo:rsid="0023fa52" officeooo:paragraph-rsid="0023fa52"/>
    </style:style>
    <style:style style:name="P125" style:family="paragraph" style:parent-style-name="Heading_20_1">
      <style:text-properties officeooo:rsid="003fbb91" officeooo:paragraph-rsid="003fbb91"/>
    </style:style>
    <style:style style:name="P126" style:family="paragraph" style:parent-style-name="Heading_20_1">
      <style:text-properties officeooo:rsid="007dfdd9" officeooo:paragraph-rsid="007dfdd9"/>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fo:font-style="normal" officeooo:rsid="0056d479" style:font-style-asian="normal" style:font-style-complex="normal"/>
    </style:style>
    <style:style style:name="T57" style:family="text">
      <style:text-properties fo:font-style="normal" officeooo:rsid="0057b620" style:font-style-asian="normal" style:font-style-complex="normal"/>
    </style:style>
    <style:style style:name="T58" style:family="text">
      <style:text-properties fo:font-style="normal" officeooo:rsid="0059ede4" style:font-style-asian="normal" style:font-style-complex="normal"/>
    </style:style>
    <style:style style:name="T59" style:family="text">
      <style:text-properties fo:font-style="normal" officeooo:rsid="005cbe2a" style:font-style-asian="normal" style:font-style-complex="normal"/>
    </style:style>
    <style:style style:name="T60" style:family="text">
      <style:text-properties fo:font-style="normal" officeooo:rsid="005e8a34"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6123da"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fo:font-style="normal" officeooo:rsid="00679a6b" style:font-style-asian="normal" style:font-style-complex="normal"/>
    </style:style>
    <style:style style:name="T66" style:family="text">
      <style:text-properties fo:font-style="normal" officeooo:rsid="006882ae" style:font-style-asian="normal" style:font-style-complex="normal"/>
    </style:style>
    <style:style style:name="T67" style:family="text">
      <style:text-properties fo:font-style="normal" officeooo:rsid="006c5d94" style:font-style-asian="normal" style:font-style-complex="normal"/>
    </style:style>
    <style:style style:name="T68" style:family="text">
      <style:text-properties fo:font-style="normal" officeooo:rsid="006d708a" style:font-style-asian="normal" style:font-style-complex="normal"/>
    </style:style>
    <style:style style:name="T69" style:family="text">
      <style:text-properties fo:font-style="normal" officeooo:rsid="006ecb83" style:font-style-asian="normal" style:font-style-complex="normal"/>
    </style:style>
    <style:style style:name="T70" style:family="text">
      <style:text-properties fo:font-style="normal" officeooo:rsid="007068d3" style:font-style-asian="normal" style:font-style-complex="normal"/>
    </style:style>
    <style:style style:name="T71" style:family="text">
      <style:text-properties fo:font-style="normal" officeooo:rsid="007143a6" style:font-style-asian="normal" style:font-style-complex="normal"/>
    </style:style>
    <style:style style:name="T72" style:family="text">
      <style:text-properties fo:font-style="normal" officeooo:rsid="0071f728"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765a51" style:font-style-asian="normal" style:font-style-complex="normal"/>
    </style:style>
    <style:style style:name="T75" style:family="text">
      <style:text-properties fo:font-style="normal" officeooo:rsid="0078322a" style:font-style-asian="normal" style:font-style-complex="normal"/>
    </style:style>
    <style:style style:name="T76" style:family="text">
      <style:text-properties fo:font-style="normal" officeooo:rsid="00797560" style:font-style-asian="normal" style:font-style-complex="normal"/>
    </style:style>
    <style:style style:name="T77" style:family="text">
      <style:text-properties fo:font-style="normal" officeooo:rsid="0079859a" style:font-style-asian="normal" style:font-style-complex="normal"/>
    </style:style>
    <style:style style:name="T78" style:family="text">
      <style:text-properties fo:font-style="normal" officeooo:rsid="007a6a47" style:font-style-asian="normal" style:font-style-complex="normal"/>
    </style:style>
    <style:style style:name="T79" style:family="text">
      <style:text-properties officeooo:rsid="001906d8"/>
    </style:style>
    <style:style style:name="T80" style:family="text">
      <style:text-properties officeooo:rsid="006e2c41"/>
    </style:style>
    <style:style style:name="T8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5" style:family="text">
      <style:text-properties officeooo:rsid="001add3c"/>
    </style:style>
    <style:style style:name="T86" style:family="text">
      <style:text-properties officeooo:rsid="002436e0"/>
    </style:style>
    <style:style style:name="T87" style:family="text">
      <style:text-properties officeooo:rsid="0068bd4b"/>
    </style:style>
    <style:style style:name="T88" style:family="text">
      <style:text-properties officeooo:rsid="001c4365"/>
    </style:style>
    <style:style style:name="T89" style:family="text">
      <style:text-properties officeooo:rsid="001e307c"/>
    </style:style>
    <style:style style:name="T90" style:family="text">
      <style:text-properties officeooo:rsid="001ea90a"/>
    </style:style>
    <style:style style:name="T91" style:family="text">
      <style:text-properties officeooo:rsid="00208781"/>
    </style:style>
    <style:style style:name="T92" style:family="text">
      <style:text-properties officeooo:rsid="00224361"/>
    </style:style>
    <style:style style:name="T93" style:family="text">
      <style:text-properties officeooo:rsid="0023fa52"/>
    </style:style>
    <style:style style:name="T94" style:family="text">
      <style:text-properties officeooo:rsid="00253341"/>
    </style:style>
    <style:style style:name="T95" style:family="text">
      <style:text-properties officeooo:rsid="00254b79"/>
    </style:style>
    <style:style style:name="T96" style:family="text">
      <style:text-properties officeooo:rsid="0025c758"/>
    </style:style>
    <style:style style:name="T97" style:family="text">
      <style:text-properties officeooo:rsid="0027a41a"/>
    </style:style>
    <style:style style:name="T98" style:family="text">
      <style:text-properties officeooo:rsid="00282432"/>
    </style:style>
    <style:style style:name="T99"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0"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1" style:family="text">
      <style:text-properties fo:color="#ff3333"/>
    </style:style>
    <style:style style:name="T102" style:family="text">
      <style:text-properties fo:color="#ff3333" fo:font-style="normal" style:font-style-asian="normal" style:font-style-complex="normal"/>
    </style:style>
    <style:style style:name="T103" style:family="text">
      <style:text-properties fo:color="#ff3333" fo:font-style="normal" officeooo:rsid="00363f11" style:font-style-asian="normal" style:font-style-complex="normal"/>
    </style:style>
    <style:style style:name="T104" style:family="text">
      <style:text-properties fo:color="#ff3333" fo:font-style="normal" officeooo:rsid="002fbee1" style:font-style-asian="normal" style:font-style-complex="normal"/>
    </style:style>
    <style:style style:name="T105" style:family="text">
      <style:text-properties fo:color="#ff3333" fo:font-style="normal" officeooo:rsid="0038195f" style:font-style-asian="normal" style:font-style-complex="normal"/>
    </style:style>
    <style:style style:name="T106" style:family="text">
      <style:text-properties fo:color="#ff3333" fo:font-style="normal" officeooo:rsid="00404d6c" style:font-style-asian="normal" style:font-style-complex="normal"/>
    </style:style>
    <style:style style:name="T107" style:family="text">
      <style:text-properties fo:color="#ff3333" fo:font-style="normal" officeooo:rsid="0042aad8" style:font-style-asian="normal" style:font-style-complex="normal"/>
    </style:style>
    <style:style style:name="T108" style:family="text">
      <style:text-properties fo:color="#ff3333" fo:font-style="normal" officeooo:rsid="004349bd" style:font-style-asian="normal" style:font-style-complex="normal"/>
    </style:style>
    <style:style style:name="T109" style:family="text">
      <style:text-properties fo:color="#ff3333" fo:font-style="normal" officeooo:rsid="004dab18" style:font-style-asian="normal" style:font-style-complex="normal"/>
    </style:style>
    <style:style style:name="T110" style:family="text">
      <style:text-properties fo:color="#ff3333" fo:font-style="normal" officeooo:rsid="0053f43b" style:font-style-asian="normal" style:font-style-complex="normal"/>
    </style:style>
    <style:style style:name="T111" style:family="text">
      <style:text-properties fo:color="#ff3333" officeooo:rsid="004dab18"/>
    </style:style>
    <style:style style:name="T112" style:family="text">
      <style:text-properties fo:color="#3333ff"/>
    </style:style>
    <style:style style:name="T113" style:family="text">
      <style:text-properties fo:color="#3333ff" fo:font-style="italic" style:font-style-asian="italic" style:font-style-complex="italic"/>
    </style:style>
    <style:style style:name="T114" style:family="text">
      <style:text-properties fo:color="#3333ff" fo:font-style="italic" officeooo:rsid="00363f11" style:font-style-asian="italic" style:font-style-complex="italic"/>
    </style:style>
    <style:style style:name="T115" style:family="text">
      <style:text-properties fo:color="#3333ff" fo:font-style="italic" officeooo:rsid="0051473d" style:font-style-asian="italic" style:font-style-complex="italic"/>
    </style:style>
    <style:style style:name="T116" style:family="text">
      <style:text-properties fo:color="#3333ff" officeooo:rsid="003951bb"/>
    </style:style>
    <style:style style:name="T117" style:family="text">
      <style:text-properties fo:color="#3333ff" officeooo:rsid="0040e5da"/>
    </style:style>
    <style:style style:name="T118" style:family="text">
      <style:text-properties fo:color="#3333ff" officeooo:rsid="0045650d"/>
    </style:style>
    <style:style style:name="T119" style:family="text">
      <style:text-properties officeooo:rsid="00404d6c"/>
    </style:style>
    <style:style style:name="T120" style:family="text">
      <style:text-properties fo:language="de" fo:country="DE" officeooo:rsid="002a31d4"/>
    </style:style>
    <style:style style:name="T121" style:family="text">
      <style:text-properties fo:language="de" fo:country="DE" officeooo:rsid="006e2c41"/>
    </style:style>
    <style:style style:name="T122" style:family="text">
      <style:text-properties fo:language="de" fo:country="DE" officeooo:rsid="0045650d"/>
    </style:style>
    <style:style style:name="T123" style:family="text">
      <style:text-properties fo:language="de" fo:country="DE" officeooo:rsid="005e8a34"/>
    </style:style>
    <style:style style:name="T124" style:family="text">
      <style:text-properties officeooo:rsid="0045650d"/>
    </style:style>
    <style:style style:name="T125" style:family="text">
      <style:text-properties officeooo:rsid="004b34b5"/>
    </style:style>
    <style:style style:name="T126" style:family="text">
      <style:text-properties officeooo:rsid="004de15a"/>
    </style:style>
    <style:style style:name="T127" style:family="text">
      <style:text-properties officeooo:rsid="0051473d"/>
    </style:style>
    <style:style style:name="T128" style:family="text">
      <style:text-properties officeooo:rsid="0057b620"/>
    </style:style>
    <style:style style:name="T129" style:family="text">
      <style:text-properties style:text-position="super 58%" officeooo:rsid="00135900"/>
    </style:style>
    <style:style style:name="T130" style:family="text">
      <style:text-properties officeooo:rsid="007a9a20"/>
    </style:style>
    <style:style style:name="T131" style:family="text">
      <style:text-properties officeooo:rsid="007ad8ad"/>
    </style:style>
    <style:style style:name="T132" style:family="text">
      <style:text-properties officeooo:rsid="007c50e6"/>
    </style:style>
    <style:style style:name="T133" style:family="text">
      <style:text-properties officeooo:rsid="007dfdd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08"><text:a xlink:type="simple" xlink:href="#__RefHeading___Toc1230_2128195823" text:style-name="Index_20_Link" text:visited-style-name="Index_20_Link">Oh no, the Internet disrupted something… again<text:tab/>1</text:a></text:p>
          <text:p text:style-name="P108"><text:a xlink:type="simple" xlink:href="#__RefHeading___Toc1232_2128195823" text:style-name="Index_20_Link" text:visited-style-name="Index_20_Link">Do we need Science to perceive?<text:tab/>5</text:a></text:p>
          <text:p text:style-name="P108"><text:a xlink:type="simple" xlink:href="#__RefHeading___Toc1234_2128195823" text:style-name="Index_20_Link" text:visited-style-name="Index_20_Link">Finding the Intricate Paths of Doubt<text:tab/>7</text:a></text:p>
          <text:p text:style-name="P108"><text:a xlink:type="simple" xlink:href="#__RefHeading___Toc1236_2128195823" text:style-name="Index_20_Link" text:visited-style-name="Index_20_Link"><text:span text:style-name="T7">S</text:span></text:a><text:a xlink:type="simple" xlink:href="#__RefHeading___Toc1236_2128195823" text:style-name="Index_20_Link" text:visited-style-name="Index_20_Link"><text:span text:style-name="T7">torage of Knowledge – then and now</text:span></text:a><text:a xlink:type="simple" xlink:href="#__RefHeading___Toc1236_2128195823" text:style-name="Index_20_Link" text:visited-style-name="Index_20_Link"><text:tab/>15</text:a></text:p>
          <text:p text:style-name="P108"><text:a xlink:type="simple" xlink:href="#__RefHeading___Toc2613_1169950661" text:style-name="Index_20_Link" text:visited-style-name="Index_20_Link">Of course I’m not the first one to have these ideas.<text:tab/>18</text:a></text:p>
        </text:index-body>
      </text:table-of-content>
      <text:h text:style-name="P123" text:outline-level="1"/>
      <text:h text:style-name="P123" text:outline-level="1"><text:bookmark-start text:name="__RefHeading___Toc1230_2128195823"/>Oh no, the <text:span text:style-name="T89">Internet</text:span> disrupted something… again<text:bookmark-end text:name="__RefHeading___Toc1230_2128195823"/></text:h>
      <text:p text:style-name="P81"/>
      <text:p text:style-name="P2">Quite <text:span text:style-name="T6">regularly</text:span> many <text:span text:style-name="T79">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86">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6">traditions, societies, systems, as it changed us. Disruption means in this context a fundamental change: a new innovation, which does not only enhance the functionality of the old systems, but subverts them.</text:span><text:span text:style-name="T6"><text:note text:id="ftn2" text:note-class="footnote"><text:note-citation>2</text:note-citation><text:note-body><text:p text:style-name="P102">https://www.gruenderszene.de/lexikon/begriffe/disruption</text:p></text:note-body></text:note></text:span><text:span text:style-name="T6"> This happened in the camera market in the end of the 20</text:span><text:span text:style-name="T129">th</text:span><text:span text:style-name="T6"> century, when digital cameras replaced analog cameras (and where then made obsolete by smartphones), and is about to happen to the oil industry, according to some observers.</text:span><text:span text:style-name="T6"><text:note text:id="ftn3" text:note-class="footnote"><text:note-citation>3</text:note-citation><text:note-body><text:p text:style-name="P102">https://shift.newco.co/this-is-how-big-oil-will-die-38b843bd4fe0</text:p></text:note-body></text:note></text:span><text:span text:style-name="T6"> During the latest technological revolution, the digital one, another system was disrupted: Truth.</text:span></text:p>
      <text:p text:style-name="P5"><text:soft-page-break/>Michael Seemann has analyzed the digital revolution in his impressive book “<text:span text:style-name="T7">The Digital Tailspin – Rules for the Internet after Snowden”. He talks about the “death of the gatekeepers”, how the institutions, which until recently controlled </text:span><text:span text:style-name="T56">the</text:span><text:span text:style-name="T7"> truth in the western world, lost their control about the increasingly decentralized production of knowledge.</text:span></text:p>
      <text:p text:style-name="P5"><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6"><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had hidden from “the </text:span><text:span text:style-name="T56">public”</text:span><text:span text:style-name="T7">. And that was a good effect – they became more and more permeable, as we had to learn how to deal with the opinions of others.</text:span></text:p>
      <text:p text:style-name="P7"><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7"><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4" text:note-class="footnote"><text:note-citation>4</text:note-citation><text:note-body><text:p text:style-name="P82">http://www.ctrl-verlust.net/das-regime-der-demokratischen-wahrheit-teil-i-comical-spicer/</text:p></text:note-body></text:note></text:span><text:span text:style-name="T10">. </text:span><text:span text:style-name="T13">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79">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8">intersubjectivity</text:span>, and that <text:span text:style-name="T88">the social objectivity </text:span>it produces <text:span text:style-name="T88">instead is the cause of </text:span>exclusion <text:span text:style-name="T88">and oppression of different forms of subjectivity and subjective knowledge.</text:span></text:p>
      <text:p text:style-name="P18"><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text:span><text:span text:style-name="T14">of</text:span><text:span text:style-name="T7"> this guy </text:span><text:span text:style-name="T57">as you</text:span><text:span text:style-name="T7">.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1">But this doesn’t mean, that the observation of different coexisting truths isn’t valid. Or that just because Trump doesn’t ha<text:span text:style-name="T92">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87">http://www.spiegel.de/wirtschaft/unternehmen/donald-trump-die-wahrheit-hinter-trumps-milliarden-a-1077765.html</text:p></text:note-body></text:note>.</text:p>
      <text:p text:style-name="P8"><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5"><text:span text:style-name="T14">This leads to a world view, </text:span><text:span text:style-name="T15">and to new problems. I realize that I make a lot of mistakes when I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text:span><text:span text:style-name="T57">s</text:span><text:span text:style-name="T16"> the social</text:span><text:span text:style-name="T57">ly constructed</text:span><text:span text:style-name="T16"> objectivity right. </text:span></text:p>
      <text:p text:style-name="P15"><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6">doubt or assure it. I have to create my own world view, my own knowledge, and I want to create procedures to save me from fallacies, inconsistencies and believing outdated information.</text:span></text:p>
      <text:p text:style-name="P14"><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6"><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8">Contextualization is the magical process which transforms data into information.</text:span></text:p>
      <text:p text:style-name="P16"><text:span text:style-name="T14">T</text:span><text:span text:style-name="T7">hese information</text:span><text:span text:style-name="T57">s+</text:span><text:span text:style-name="T7">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6" text:note-class="footnote"><text:note-citation>6</text:note-citation><text:note-body><text:p text:style-name="P83">Seemann (2014), p. 18</text:p></text:note-body></text:note></text:span></text:p>
      <text:p text:style-name="P16"><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6"><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10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84">Rorty <text:span text:style-name="T80">(2009): p. </text:span>73</text:p></text:note-body></text:note></text:p>
      <text:p text:style-name="P17"><text:span text:style-name="T7">Further he is a </text:span><text:span text:style-name="T2">liberal </text:span><text:span text:style-name="T7">ironist, because he thinks, “cruelty” is the worst thing people can do to each other.</text:span><text:span text:style-name="T7"><text:note text:id="ftn8" text:note-class="footnote"><text:note-citation>8</text:note-citation><text:note-body><text:p text:style-name="P83">Rorty (2009): p. xv</text:p></text:note-body></text:note></text:span><text:span text:style-name="T7"> </text:span><text:span text:style-name="T81">Out of this moral standpoint he </text:span><text:span text:style-name="T82">analyzes</text:span><text:span text:style-name="T81">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5">until they become autonomous: until they are able to make their own rules about their own existence.</text:span></text:p>
      <text:p text:style-name="P19">I think this correlates to a far degree with condemning crue<text:span text:style-name="T86">l</text:span>ty. People stop using cruelty pretty fast, when they don‘t see themselves forced to it; <text:span text:style-name="T85">and</text:span> when they allow someone‘s autonomy, they can‘t inflict cruelty on them.</text:p>
      <text:p text:style-name="P19"><text:span text:style-name="T90">So I’ve chosen autonomy as my goal – not only my own autonomy, but rather that of all beings I am able to communicate with. </text:span>I call this attitu<text:span text:style-name="T87">d</text:span>e <text:span text:style-name="T85">a </text:span>„radical ironist“, w<text:span text:style-name="T87">hic</text:span>h differs from other radicals by neither insisting on <text:span text:style-name="T90">my</text:span> current vocab<text:span text:style-name="T87">ulary, like </text:span>the liberal ironists <text:span text:style-name="T90">don’t</text:span>.<text:note text:id="ftn9" text:note-class="footnote"><text:note-citation>9</text:note-citation><text:note-body><text:p text:style-name="P85">Lefherz “<text:span text:style-name="T127">Nietzsche”</text:span> (2016), p. 3<text:span text:style-name="T124">+</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8">simply </text:span>copy from knowledge building institutions like <text:span text:style-name="T128">P</text:span>hysics or Wikipedia, which should I verify? <text:span text:style-name="T91">Which freedoms do I have as a cyborg, damned to perceiving on my own, and how can I help others to use their respective freedoms?</text:span></text:p>
      <text:p text:style-name="P20"/>
      <text:h text:style-name="P124" text:outline-level="1"><text:bookmark-start text:name="__RefHeading___Toc1232_2128195823"/>Do we need Science to perceive?<text:bookmark-end text:name="__RefHeading___Toc1232_2128195823"/></text:h>
      <text:p text:style-name="P20"/>
      <text:p text:style-name="P26"><text:span text:style-name="T84">P</text:span><text:span text:style-name="T8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8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3">or rather, worldometers.info, which refines this data</text:span>.<text:note text:id="ftn10" text:note-class="footnote"><text:note-citation>10</text:note-citation><text:note-body><text:p text:style-name="P88">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4">and we tend to forget that less than half of them has Internet access at the moment.</text:span><text:span text:style-name="T94"><text:note text:id="ftn11" text:note-class="footnote"><text:note-citation>11</text:note-citation><text:note-body><text:p text:style-name="P89">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6">on</text:span> figures which are only collected every second year.</text:p>
      <text:p text:style-name="P24">But more importantly, they have a lower opportunity to come up with better numbers. So if I meet one of them, <text:span text:style-name="T95">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6">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6">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7">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8">Not only can’t I force them to believe otherwise, it </text:span><text:soft-page-break/><text:span text:style-name="T98">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8"><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text:span><text:span text:style-name="T58">o</text:span><text:span text:style-name="T21">se horror stories), making decisions on the ground of poorly checked information is pretty common also in scientific environments.</text:span></text:p>
      <text:p text:style-name="P29"><text:span text:style-name="T21">A</text:span><text:span text:style-name="T7">lso, new scientific standards are always emerging somewhere. There are feminist thinkers which criticize dualist thinking in the humanities,</text:span><text:span text:style-name="T7"><text:note text:id="ftn12" text:note-class="footnote"><text:note-citation>12</text:note-citation><text:note-body><text:p text:style-name="P91">Gruen (2014): p. 403</text:p></text:note-body></text:note></text:span><text:span text:style-name="T7"> and second order cyberneticians, which criticize first order cyberneticians for equalizing cyborg brains with computer circuits.</text:span><text:span text:style-name="T7"><text:note text:id="ftn13" text:note-class="footnote"><text:note-citation>13</text:note-citation><text:note-body><text:p text:style-name="P90">Foerster <text:span text:style-name="T99">/Pörksen</text:span><text:span text:style-name="T80">(2008): p. </text:span>11<text:span text:style-name="T80">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4" text:note-class="footnote"><text:note-citation>14</text:note-citation><text:note-body><text:p text:style-name="P92">https://anthroblog.anthroweb.info/2013/der-rassismus-als-monstroses-kind-der-aufklarung-iv/</text:p></text:note-body></text:note></text:span></text:p>
      <text:p text:style-name="P28"><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1"/>
      <text:h text:style-name="P125" text:outline-level="1"><text:bookmark-start text:name="__RefHeading___Toc1234_2128195823"/>Finding the Intricate Paths of Doubt<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1"><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0"><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3"><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4"><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103">God doesn’t exist</text:span><text:span text:style-name="T104">, because I don’t want to change my opinion</text:span><text:span text:style-name="T28">”</text:span><text:span text:style-name="T7">.</text:span><text:span text:style-name="T7"><text:note text:id="ftn15" text:note-class="footnote"><text:note-citation>15</text:note-citation><text:note-body><text:p text:style-name="P93">Peirce (1877), p. 6</text:p></text:note-body></text:note></text:span></text:p>
      <text:p text:style-name="P34"><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67"><text:soft-page-break/><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3">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text:span><text:span text:style-name="T59">critical thinking</text:span><text:span text:style-name="T27"> has the job to reflect on this. </text:span><text:span text:style-name="T59">This </text:span><text:span text:style-name="T27">helps a lot </text:span><text:span text:style-name="T59">t</text:span><text:span text:style-name="T27">o make the dropping of obviously wrong information less painful.</text:span></text:p>
      <text:p text:style-name="P35"><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7"><text:span text:style-name="T7">For the believer, this expresses itself in “</text:span><text:span text:style-name="T103">God doesn’t exist</text:span><text:span text:style-name="T102">, because </text:span><text:span text:style-name="T103">my mother</text:span><text:span text:style-name="T102">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59">can be </text:span><text:span text:style-name="T7">believed in such a way. It depends on the believer, whom he trusts, and whom not.</text:span></text:p>
      <text:p text:style-name="P36"><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3">Whom do I have to trust to believe this information?</text:span></text:p>
      <text:p text:style-name="P36"><text:span text:style-name="T7">Well, we trust a lot of people. We also trust them to control each other’s truth, for example a peer reviewed paper is more easily trusted than </text:span><text:span text:style-name="T60">some</text:span><text:span text:style-name="T7">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8"><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0">of settling belief, which comes out of the individual and is forged due to discourse and conversation between free thinkers.</text:span></text:p>
      <text:p text:style-name="P39"><text:span text:style-name="T7">Who holds a belief because it was formed by the method of reason thinks: “</text:span><text:span text:style-name="T103">God doesn’t exist</text:span><text:span text:style-name="T102">, because </text:span><text:span text:style-name="T103">my reason says it’s impossible</text:span><text:span text:style-name="T102">.</text:span><text:span text:style-name="T7">” Peirce includes in this method, that these systems usually don’t rest on observable facts, but rather on fundamental propositions, which are “agreeable to reason”.</text:span><text:span text:style-name="T7"><text:note text:id="ftn16" text:note-class="footnote"><text:note-citation>16</text:note-citation><text:note-body><text:p text:style-name="P94">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7"><text:note text:id="ftn17" text:note-class="footnote"><text:note-citation>17</text:note-citation><text:note-body><text:p text:style-name="P94">Ibid, p. 9</text:p></text:note-body></text:note></text:span><text:span text:style-name="T7"> </text:span><text:span text:style-name="T31">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7">To question one’s reasoned beliefs, one should ask oneself, on which propositions they rest. One may find, that these propositions themselves are usually grounded only in tenacity, or authority. </text:span><text:span text:style-name="T113">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103">God doesn’t exist, because I did never encounter </text:span><text:span text:style-name="T105">her</text:span><text:span text:style-name="T103">.</text:span><text:span text:style-name="T32">” But maybe she hides somewhere?</text:span></text:p>
      <text:p text:style-name="P42"><text:span text:style-name="T32">I have to wonder: </text:span><text:span text:style-name="T114">Did I check enough sources to rightly believe so?</text:span><text:span text:style-name="T32"> I’m pretty sure I didn’t, because what means </text:span><text:span text:style-name="T5">rightly</text:span><text:span text:style-name="T32">? Well, I waited for god to tell me when I could abort my search, but as </text:span><text:soft-page-break/><text:span text:style-name="T32">she didn’t tell me, I decided to call it a day and stop looking for her. So the only authority which can say whether I have took enough sources into account seems to be myself.</text:span></text:p>
      <text:p text:style-name="P43"><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102">God does exist, because I saw her there and then!</text:span><text:span text:style-name="T7">”</text:span></text:p>
      <text:p text:style-name="P44">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116">How</text:span><text:span text:style-name="T112">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8" text:note-class="footnote"><text:note-citation>18</text:note-citation><text:note-body><text:p text:style-name="P95">https://www.livescience.com/56691-the-science-of-fear.html</text:p></text:note-body></text:note></text:span></text:p>
      <text:p text:style-name="P46"><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9" text:note-class="footnote"><text:note-citation>19</text:note-citation><text:note-body><text:p text:style-name="P96">Jönsson (1961)</text:p></text:note-body></text:note></text:span></text:p>
      <text:p text:style-name="P47"><text:span text:style-name="T7">One who doesn’t take this into account may say “</text:span><text:span text:style-name="T102">God doesn’t exist, </text:span><text:span text:style-name="T106">I built a machine and know every molecule in the universe, she isn’t here</text:span><text:span text:style-name="T38">” and wouldn’t realize that they would have </text:span><text:span text:style-name="T119">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7">I</text:span><text:span text:style-name="T39">f one would want to doubt their information after the criteria of self-referentiality, one could ask themselves: </text:span><text:span text:style-name="T117">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text:span><text:soft-page-break/><text:span text:style-name="T39">sters research, as he implemented it into the epistemology of his radical constructivism, using it to eliminate the necessity for objective truth in his theory.</text:span><text:span text:style-name="T39"><text:note text:id="ftn20" text:note-class="footnote"><text:note-citation>20</text:note-citation><text:note-body><text:p text:style-name="P97"><text:span text:style-name="T120">Foerster</text:span><text:span text:style-name="T100">/Pörksen</text:span><text:span text:style-name="T121">(2008), </text:span><text:span text:style-name="T122">p</text:span><text:span text:style-name="T121">. </text:span><text:span text:style-name="T120">114</text:span><text:span text:style-name="T123">+</text:span></text:p></text:note-body></text:note></text:span></text:p>
      <text:p text:style-name="P49"><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108">God doesn’t exist</text:span><text:span text:style-name="T107">, </text:span><text:span text:style-name="T108">because other gods neither exist/</text:span><text:span text:style-name="T109">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50"><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0">d</text:span><text:span text:style-name="T41"> the information I </text:span><text:span text:style-name="T60">believed</text:span><text:span text:style-name="T41"> about him. For my own safety I chose not to check closer first, though.</text:span></text:p>
      <text:p text:style-name="P50"><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21" text:note-class="footnote"><text:note-citation>21</text:note-citation><text:note-body><text:p text:style-name="P98">Sartre (1989), p. 3+</text:p></text:note-body></text:note></text:span><text:span text:style-name="T42"> So if we want to understand existence, we have to let it tell us what it is, rather than just relating it to the essences we learned somewhere else. </text:span><text:span text:style-name="T118">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01">Poverty is not a problem in society, because who has no bread may eat cake/</text:span><text:span text:style-name="T111">God doesn’t exist, because I don’t want to acknowledge she is worse off than me</text:span><text:span text:style-name="T101">.</text:span>” Sentences like this one are usually a symptom of privilege, which can be reflected on.</text:p>
      <text:p text:style-name="P55"><text:soft-page-break/>The notion of reflecting privilege comes out of activist circles and builds upon a certain understanding of justice: that one is responsible for making the structure of society more equal. <text:span text:style-name="T125">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3">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2" text:note-class="footnote"><text:note-citation>22</text:note-citation><text:note-body><text:p text:style-name="P99">Lefherz “Herrschaftsinstrument” (2016), p. 6</text:p></text:note-body></text:note></text:span><text:span text:style-name="T46"> So I need to tag numbers to anything by trying to understand it. Colors get numbers, hexadecimal codes which range from #000000 to #FFFFFF.</text:span></text:p>
      <text:p text:style-name="P22"><text:span text:style-name="T46">Remember the (sexist) joke, that men recognize only ten colors, and women also recognize colors like “Auburn” or “Azure”? Well, </text:span><text:span text:style-name="T61">even </text:span><text:span text:style-name="T46">they probably don’t know “Alien Armpit”, which </text:span><text:span text:style-name="T47">has the hex code</text:span><text:span text:style-name="T46"> </text:span>#C5E17A <text:span text:style-name="T126">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60"><text:span text:style-name="T7">But did they recognize the </text:span><text:span text:style-name="T2">real </text:span><text:span text:style-name="T7">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7">able to fully perceive reality – but it puts the </text:span><text:span text:style-name="T49">perception </text:span><text:span text:style-name="T61">of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61"><text:span text:style-name="T7">When we try to formalize our perceived world for calculation, we have to quantify it. This always fails to acknowledge all qualitative variations. “</text:span><text:span text:style-name="T102">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61"><text:span text:style-name="T7">To doubt this, we can only ask ourselves: </text:span><text:span text:style-name="T113">Did my quantitative representation of my perception miss </text:span><text:span text:style-name="T115">any shades of grey,</text:span><text:span text:style-name="T113">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62"><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63"><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3" text:note-class="footnote"><text:note-citation>23</text:note-citation><text:note-body><text:p text:style-name="P100">https://medium.com/hh-design/the-world-is-designed-for-men-d06640654491</text:p></text:note-body></text:note></text:span></text:p>
      <text:p text:style-name="P64"><text:span text:style-name="T7">After Adorno’s and Horkheimer’s definition of instruments of power, Enlightenment always pursued the goal of taking fear from cyborgs and making them lords.</text:span><text:span text:style-name="T7"><text:note text:id="ftn24" text:note-class="footnote"><text:note-citation>24</text:note-citation><text:note-body><text:p text:style-name="P100">Adorno/Horkheimer (2006), p. 9</text:p></text:note-body></text:note></text:span><text:span text:style-name="T7"> Further they criticize the “patriarchal” marriage between human reason and nature, the reason which conquers superstition, shall </text:span><text:soft-page-break/><text:span text:style-name="T7">command nature.</text:span><text:span text:style-name="T7"><text:note text:id="ftn25" text:note-class="footnote"><text:note-citation>25</text:note-citation><text:note-body><text:p text:style-name="P100">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6" text:note-class="footnote"><text:note-citation>26</text:note-citation><text:note-body><text:p text:style-name="P100">Lefherz “Herrschaftsinstrument” (2016), p. 16+</text:p></text:note-body></text:note></text:span></text:p>
      <text:p text:style-name="P65"><text:span text:style-name="T7">“</text:span><text:span text:style-name="T110">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7" text:note-class="footnote"><text:note-citation>27</text:note-citation><text:note-body><text:p text:style-name="P101">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66"><text:span text:style-name="T7">Therefore, as a radical ironist, wanting to get rid of power and oppression rather than developing the tools for it, I might want to doubt my instrumental use of rationality. </text:span><text:span text:style-name="T113">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59"/>
      <text:h text:style-name="Heading_20_1" text:outline-level="1"><text:bookmark-start text:name="__RefHeading___Toc1236_2128195823"/><text:span text:style-name="T62">S</text:span><text:span text:style-name="T7">torage of Knowledge – then and now</text:span><text:bookmark-end text:name="__RefHeading___Toc1236_2128195823"/></text:h>
      <text:p text:style-name="P59"/>
      <text:p text:style-name="P68"><text:span text:style-name="T7">In his book </text:span><text:span text:style-name="T2">Social History of Knowledge</text:span><text:span text:style-name="T7">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7"><text:note text:id="ftn28" text:note-class="footnote"><text:note-citation>28</text:note-citation><text:note-body><text:p text:style-name="P103">Burke (2014), p. 19</text:p></text:note-body></text:note></text:span></text:p>
      <text:p text:style-name="P70"><text:span text:style-name="T7">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7">possible, </text:span><text:span text:style-name="T64">as from the same data we can generate similar knowledge</text:span><text:span text:style-name="T7">. And finally we act on our knowledge, changing the world.</text:span></text:p>
      <text:p text:style-name="P69"><text:span text:style-name="T7">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7"> changed a lot over the millenia.</text:span></text:p>
      <text:p text:style-name="P109"><text:soft-page-break/>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71"><text:span text:style-name="T7">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5">but as literacy rose, soon the overall quality of the told stories improved. Again cyborgs invented themselves a new augmentation, and soon prospered with it.</text:span></text:p>
      <text:p text:style-name="P72"><text:span text:style-name="T7">Soon </text:span><text:span text:style-name="T65">history happened and gave technology pessimists a perfect reason to condemn the advancement: </text:span><text:span text:style-name="T7">the whole European system of power became disrupted, when Luther and the other </text:span><text:span text:style-name="T73">Protestant Reformers</text:span><text:span text:style-name="T7"> could easily publish their thoughts and split from the Catholic church. This led not only to the Thirty Years’ War, </text:span><text:span text:style-name="T65">but also to the nation state, complicated bureaucracy, paper money… you really can blame the printing press for a lot of things, as people are doing with the </text:span><text:span text:style-name="T73">Internet.</text:span></text:p>
      <text:p text:style-name="P72"><text:span text:style-name="T65">B</text:span><text:span text:style-name="T7">ut </text:span><text:span text:style-name="T65">it </text:span><text:span text:style-name="T7">also </text:span><text:span text:style-name="T65">led </text:span><text:span text:style-name="T7">to the spread of Peirce’s method of reason, </text:span><text:span text:style-name="T65">and thereby the only cause why people are even likely to believe the arguments of technology pessimists. The sudden explosion of different perspectives, printed on paper, </text:span><text:span text:style-name="T66">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10">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73"><text:span text:style-name="T7">Libraries did not only introduce a new way of storing data, they also ordered it at the same time. </text:span><text:span text:style-name="T67">In libraries, </text:span><text:span text:style-name="T73">catalogs</text:span><text:span text:style-name="T67"> are used to find where books are lying – a hierarchical </text:span><text:span text:style-name="T68">taxonomy</text:span><text:span text:style-name="T67">, controlling the location and status of every book in the library. For every book, a category and location is allocated, and the metadata stored in the </text:span><text:span text:style-name="T73">catalog</text:span><text:span text:style-name="T67">, where library users have a</text:span><text:span text:style-name="T68">n </text:span><text:span text:style-name="T67">overview.</text:span></text:p>
      <text:p text:style-name="P74"><text:span text:style-name="T67">I</text:span><text:span text:style-name="T7">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7"> so confusing – you do no only have to know how to handle the </text:span><text:span text:style-name="T73">catalog</text:span><text:span text:style-name="T7">, you also have to know its structure.</text:span></text:p>
      <text:p text:style-name="P111"><text:soft-page-break/>When you wanted to find data, you had to know how it was stored in the first place. What did the last librarian think when they saved the books to their shelves? Would they put a Shadowrun novel rather into the Fantasy or into the Science-Fiction section?</text:p>
      <text:p text:style-name="P75"><text:span text:style-name="T7">This changed, when the Mathematician Ted Cobb introduced his model for relational databases in 1970. </text:span><text:span text:style-name="T69">It needed a new system of order - “Future users of databases </text:span><text:span text:style-name="T71">must be protected from</text:span><text:span text:style-name="T69"> hav</text:span><text:span text:style-name="T71">ing </text:span><text:span text:style-name="T69">to know how the data is organized in the machine </text:span><text:span text:style-name="T71">(the internal representation)</text:span><text:span text:style-name="T69">”, he wrote in his paper “A Relational Model of Data for Large Shared Data Banks”</text:span><text:span text:style-name="T69"><text:note text:id="ftn29" text:note-class="footnote"><text:note-citation>29</text:note-citation><text:note-body><text:p text:style-name="P104">http://www.seas.upenn.edu/~zives/03f/cis550/codd.pdf</text:p></text:note-body></text:note></text:span><text:span text:style-name="T69">. This led to the development process of the relational database. Its central innovation: the procedure of saving the data is disconnected from the way they are retrieved later.</text:span></text:p>
      <text:p text:style-name="P112">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76"><text:span text:style-name="T7">If you want to find information in a database, you ask it a question, a query, and get a freshly created table in return. This table did not exist before you asked the query, it is generated in the process. </text:span><text:span text:style-name="T70">The engineer who designed the database could not expect your specific query to be asked, there are too many possible combinations, varieties of </text:span><text:span text:style-name="T73">queries.</text:span><text:span text:style-name="T7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1">And </text:span><text:span text:style-name="T72">now </text:span><text:span text:style-name="T71">the structuring and ordering of the knowledge is not done at the moment of storage anymore, as it was with taxonomies, but rather in the moment where we want to search for specific data. </text:span><text:span text:style-name="T75">This is not only valid for SQL queries – but for all queries, which are algorithmically linking and ordering requests to a more or less structured set of data.</text:span><text:span text:style-name="T70"><text:note text:id="ftn30" text:note-class="footnote"><text:note-citation>30</text:note-citation><text:note-body><text:p text:style-name="P104">Seemann (2014), p. 57++</text:p></text:note-body></text:note></text:span></text:p>
      <text:p text:style-name="P77"><text:span text:style-name="T70">T</text:span><text:span text:style-name="T7">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74"> the war after the Reformation lasted thirty years.</text:span></text:p>
      <text:p text:style-name="P77"><text:span text:style-name="T7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4"><text:note text:id="ftn31" text:note-class="footnote"><text:note-citation>31</text:note-citation><text:note-body><text:p text:style-name="P105">Burke (2014), p. 63</text:p></text:note-body></text:note></text:span><text:span text:style-name="T73"> </text:span><text:span text:style-name="T74">Cyborgs learned to classify, to see hierarchy everywhere, because their main way of organizing knowledge were taxonomies. We just were used to them.</text:span></text:p>
      <text:p text:style-name="P78"><text:soft-page-break/><text:span text:style-name="T7">The more we deal with relational databases and queries, the more this changes. The first thing we learned in that direction, was “to google” in a right way. Whoever wants to find a certain information in the Internet, will ask </text:span><text:span text:style-name="T75">their favorite search </text:span><text:span text:style-name="T7">engine – with access to the biggest relational database of the world, the Internet itself. </text:span><text:span text:style-name="T75">We learn how to arrange words, to ask full questions or not, how to use special characters to specify the query.</text:span><text:span text:style-name="T76"> But even more importantly we learn a new way to look at data, and how it is connected. We classify more dynamically, and learn to take different perspectives on the world, as arranging it to a new picture only takes a small line of SQL pseudo-code.</text:span></text:p>
      <text:p text:style-name="P79"><text:span text:style-name="T7">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7">differently, </text:span><text:span text:style-name="T7">simultaneously.</text:span><text:span text:style-name="T7"><text:note text:id="ftn32" text:note-class="footnote"><text:note-citation>32</text:note-citation><text:note-body><text:p text:style-name="P106">Seemann (2014), p. 64</text:p></text:note-body></text:note></text:span></text:p>
      <text:p text:style-name="P113">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13">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80"><text:span text:style-name="T7">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8">If </text:span><text:span text:style-name="T7">they believe </text:span><text:span text:style-name="T78">what Donald Trump tells them, they should probably improve their queries. But if they prefer to stay in their epistemological immaturity – who am I to tell them otherwise?</text:span></text:p>
      <text:p text:style-name="P114"/>
      <text:h text:style-name="P126" text:outline-level="1"><text:bookmark-start text:name="__RefHeading___Toc2613_1169950661"/>Comparison with other Critics of Objectivism<text:bookmark-end text:name="__RefHeading___Toc2613_1169950661"/></text:h>
      <text:p text:style-name="P115"/>
      <text:p text:style-name="P115"><text:soft-page-break/>The notion of different perspectives, different ways of contextualizing data to a world view is older than me. <text:span text:style-name="T130">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0"><text:note text:id="ftn34" text:note-class="footnote"><text:note-citation>33</text:note-citation><text:note-body><text:p text:style-name="P122">Peirce (1877), p. 5</text:p></text:note-body></text:note></text:span></text:p>
      <text:p text:style-name="P116">I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116">The reason why I settle doubts is a different one – pragmatism tells me that if I want to act, it is pragmatic to have a certain world view. I <text:span text:style-name="T2">want</text:span> to decide for a fact, because it enables me to calculate the world <text:span text:style-name="T131">and</text:span> make predictions.</text:p>
      <text:p text:style-name="P117">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118">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119">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119">There lies a responsibility in this, and it is an existentialist responsibility I mean. As cyborgs we are creating ourselves, and damned to choose what we want to become.<text:note text:id="ftn0" text:note-class="footnote"><text:note-citation>34</text:note-citation><text:note-body><text:p text:style-name="P121">Sartre (<text:span text:style-name="T133">1989</text:span>), p. 5</text:p></text:note-body></text:note> <text:span text:style-name="T132">And I am responsible for my choice, in the sense that I “will not be punished for my sins, but rather by them”.</text:span><text:span text:style-name="T132"><text:note text:id="ftn33" text:note-class="footnote"><text:note-citation>35</text:note-citation><text:note-body><text:p text:style-name="P121">Hubbard (1916), p. 172</text:p></text:note-body></text:note></text:span><text:span text:style-name="T13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20">Another scientist and critic of objectivism talks about responsibility too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9T22:35:47.635913868</dc:date>
    <meta:editing-duration>PT6H6M1S</meta:editing-duration>
    <meta:editing-cycles>17</meta:editing-cycles>
    <meta:generator>LibreOffice/5.1.6.2$Linux_X86_64 LibreOffice_project/10m0$Build-2</meta:generator>
    <meta:document-statistic meta:table-count="0" meta:image-count="0" meta:object-count="0" meta:page-count="19" meta:paragraph-count="165" meta:word-count="9133" meta:character-count="53880" meta:non-whitespace-character-count="44853"/>
  </office:meta>
</office:document-meta>
</file>